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2pt" fo:language="en" fo:country="US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5M14S</meta:editing-duration>
    <meta:editing-cycles>5</meta:editing-cycles>
    <dc:date>2017-12-24T07:33:29.284843448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